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o0" style:family="table-column">
      <style:table-column-properties fo:break-before="auto" style:column-width="95px"/>
    </style:style>
    <style:style style:name="co1" style:family="table-column">
      <style:table-column-properties fo:break-before="auto" style:column-width="245px"/>
    </style:style>
    <style:style style:name="co2" style:family="table-column">
      <style:table-column-properties fo:break-before="auto" style:column-width="305px"/>
    </style:style>
    <style:style style:name="co3" style:family="table-column">
      <style:table-column-properties fo:break-before="auto" style:column-width="185px"/>
    </style:style>
    <style:style style:name="co4" style:family="table-column">
      <style:table-column-properties fo:break-before="auto" style:column-width="185px"/>
    </style:style>
    <style:style style:name="co5" style:family="table-column">
      <style:table-column-properties fo:break-before="auto" style:column-width="95px"/>
    </style:style>
    <style:style style:name="co6" style:family="table-column">
      <style:table-column-properties fo:break-before="auto" style:column-width="95px"/>
    </style:style>
    <style:style style:name="co7" style:family="table-column">
      <style:table-column-properties fo:break-before="auto" style:column-width="65px"/>
    </style:style>
    <style:style style:name="co8" style:family="table-column">
      <style:table-column-properties fo:break-before="auto" style:column-width="125px"/>
    </style:style>
    <style:style style:name="co9" style:family="table-column">
      <style:table-column-properties fo:break-before="auto" style:column-width="95px"/>
    </style:style>
    <style:style style:name="co10" style:family="table-column">
      <style:table-column-properties fo:break-before="auto" style:column-width="125px"/>
    </style:style>
    <style:style style:name="co11" style:family="table-column">
      <style:table-column-properties fo:break-before="auto" style:column-width="65px"/>
    </style:style>
    <style:style style:name="co12" style:family="table-column">
      <style:table-column-properties fo:break-before="auto" style:column-width="95px"/>
    </style:style>
    <style:style style:name="co13" style:family="table-column">
      <style:table-column-properties fo:break-before="auto" style:column-width="125px"/>
    </style:style>
    <style:style style:name="co14" style:family="table-column">
      <style:table-column-properties fo:break-before="auto" style:column-width="41px"/>
    </style:style>
    <style:style style:name="co15" style:family="table-column">
      <style:table-column-properties fo:break-before="auto" style:column-width="305px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Template" table:style-name="ta1">
        <table:table-column table:style-name="co0"/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13"/>
        <table:table-column/>
        <table:table-column/>
        <table:table-row>
          <table:table-cell office:value-type="string">
            <text:p>issue_master_id</text:p>
          </table:table-cell>
          <table:table-cell office:value-type="string">
            <text:p>issue_master_key</text:p>
          </table:table-cell>
          <table:table-cell office:value-type="string">
            <text:p>issue_title</text:p>
          </table:table-cell>
          <table:table-cell office:value-type="string">
            <text:p>description</text:p>
          </table:table-cell>
          <table:table-cell office:value-type="string">
            <text:p>impact</text:p>
          </table:table-cell>
          <table:table-cell office:value-type="string">
            <text:p>recommendation</text:p>
          </table:table-cell>
          <table:table-cell office:value-type="string">
            <text:p>owasp_ref_no</text:p>
          </table:table-cell>
          <table:table-cell office:value-type="string">
            <text:p>cwe_cve_ref_no</text:p>
          </table:table-cell>
          <table:table-cell office:value-type="string">
            <text:p>appl_type</text:p>
          </table:table-cell>
          <table:table-cell office:value-type="string">
            <text:p>audit_methodology_type</text:p>
          </table:table-cell>
          <table:table-cell office:value-type="string">
            <text:p>created_by_id</text:p>
          </table:table-cell>
          <table:table-cell office:value-type="string">
            <text:p>created_on</text:p>
          </table:table-cell>
          <table:table-cell office:value-type="string">
            <text:p>updated_on</text:p>
          </table:table-cell>
          <table:table-cell office:value-type="string">
            <text:p>is_updated</text:p>
          </table:table-cell>
          <table:table-cell office:value-type="string">
            <text:p>updated_by_user</text:p>
          </table:table-cell>
          <table:table-cell office:value-type="string">
            <text:p>deleted_on</text:p>
          </table:table-cell>
        </table:table-row>
        <table:table-row>
          <table:table-cell office:value-type="string">
            <text:p>Auto-generated</text:p>
          </table:table-cell>
          <table:table-cell office:value-type="string">
            <text:p/>
          </table:table-cell>
          <table:table-cell office:value-type="string">
            <text:p>Cross-Site Scripting (XSS)</text:p>
          </table:table-cell>
          <table:table-cell office:value-type="string">
            <text:p>Detailed description of the security issue</text:p>
          </table:table-cell>
          <table:table-cell office:value-type="string">
            <text:p>Potential impact of the vulnerability</text:p>
          </table:table-cell>
          <table:table-cell office:value-type="string">
            <text:p>Recommendations to fix the iss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2025-05-14T07:12:32.808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Vulnerabilities" table:style-name="ta1">
        <table:table-column table:style-name="co14"/>
        <table:table-column table:style-name="co15"/>
        <table:table-row>
          <table:table-cell office:value-type="string">
            <text:p>S.No</text:p>
          </table:table-cell>
          <table:table-cell office:value-type="string">
            <text:p>Vulnerability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SQL Injection (SQLi)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Cross-Site Scripting (XSS)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ross-Site Request Forgery (CSRF)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Broken Authentication and Session Management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Insecure Direct Object References (IDOR)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ecurity Misconfiguration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Sensitive Data Exposure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Using Components with Known Vulnerabilities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Insecure Deserialization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Insufficient Logging &amp; Monitoring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Server-Side Request Forgery (SSRF)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XML External Entity (XXE) Injection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Unvalidated Redirects &amp; Forwards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Privilege Escalation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Business Logic Flaws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API Vulnerabilities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Inadequate Input Validation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Weak Password Policies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Unencrypted Sensitive Data at Rest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Improper Error Handling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Directory Traversal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Clickjacking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Memory Corruption (Buffer Overflows)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Race Conditions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Certificate &amp; TLS Misconfigurations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Open Redirects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Hard-Coded Credentials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Insufficient Session Expiration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Client-Side Security Bypass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Cloud Misconfiguratio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